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4">
      <style:paragraph-properties fo:margin-left="0.5in" fo:margin-right="0in" fo:margin-top="0in" fo:margin-bottom="0in" loext:contextual-spacing="true" fo:text-indent="-0.25in" style:auto-text-indent="false"/>
    </style:style>
    <style:style style:name="P5" style:family="paragraph" style:parent-style-name="Standard" style:list-style-name="WWNum5">
      <style:paragraph-properties fo:margin-left="0.5in" fo:margin-right="0in" fo:margin-top="0in" fo:margin-bottom="0in" loext:contextual-spacing="true" fo:text-indent="-0.25in" style:auto-text-indent="false"/>
    </style:style>
    <style:style style:name="P6" style:family="paragraph" style:parent-style-name="Standard" style:list-style-name="WWNum2">
      <style:paragraph-properties fo:margin-left="0.5in" fo:margin-right="0in" fo:margin-top="0in" fo:margin-bottom="0in" loext:contextual-spacing="true" fo:text-indent="-0.25in" style:auto-text-indent="false"/>
    </style:style>
    <style:style style:name="P7" style:family="paragraph" style:parent-style-name="Standard" style:list-style-name="WWNum3">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paragraph-properties fo:margin-left="0in" fo:margin-right="0in" fo:margin-top="0in" fo:margin-bottom="0in" loext:contextual-spacing="false" fo:text-indent="0.5in" style:auto-text-indent="false"/>
    </style:style>
    <style:style style:name="P10" style:family="paragraph" style:parent-style-name="Standard">
      <style:paragraph-properties fo:margin-left="0.5in" fo:margin-right="0in" fo:margin-top="0in" fo:margin-bottom="0in" loext:contextual-spacing="false" fo:text-indent="0.5in" style:auto-text-indent="false"/>
    </style:style>
    <style:style style:name="P11"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font-weight="bold" style:font-weight-asian="bold"/>
    </style:style>
    <style:style style:name="T5"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1"><text:span text:style-name="T1">Projet 3W Restaurant</text:span></text:p>
      <text:p text:style-name="P1"><text:span text:style-name="T1">====================</text:span></text:p>
      <text:p text:style-name="P1"/>
      <text:p text:style-name="P1"/>
      <text:p text:style-name="P1"><text:span text:style-name="T1">Objectif</text:span></text:p>
      <text:p text:style-name="P1"><text:span text:style-name="T1">--------</text:span></text:p>
      <text:p text:style-name="P1"/>
      <text:p text:style-name="P1">Construire le site de e-commerce d'un restaurant permettant de réserver en ligne une table et d'acheter (puis se faire livrer) des produits alimentaires.</text:p>
      <text:p text:style-name="P1"/>
      <text:p text:style-name="P1">Le site sert autant aux clients qu'aux salariés du restaurant qui, quand ils se connecteront, pourront suivre les commandes, les réservations, le catalogue de produits alimentaires.</text:p>
      <text:p text:style-name="P1"/>
      <text:p text:style-name="P1"/>
      <text:p text:style-name="P1"/>
      <text:p text:style-name="P1">Organisation des dossiers et fichiers</text:p>
      <text:p text:style-name="P1">-------------------------------------</text:p>
      <text:p text:style-name="P1"/>
      <text:p text:style-name="P1">/application<text:tab/><text:tab/><text:tab/><text:tab/><text:tab/><text:tab/><text:tab/>Code source de l'application</text:p>
      <text:p text:style-name="P1"><text:tab/>/config<text:tab/><text:tab/><text:tab/><text:tab/><text:tab/><text:tab/><text:tab/>Configuration de l'application</text:p>
      <text:p text:style-name="P1"><text:soft-page-break/><text:s text:c="4"/><text:tab/>database.php<text:tab/><text:tab/><text:tab/><text:tab/><text:tab/><text:tab/>Configuration base de données </text:p>
      <text:p text:style-name="P1"><text:s text:c="4"/>/controllers<text:tab/><text:tab/><text:tab/><text:tab/><text:tab/><text:tab/>Le C de MVC, les chefs d'orchestres de l'application</text:p>
      <text:p text:style-name="P1"><text:s text:c="4"/><text:tab/>HomeController.class.php<text:tab/><text:tab/>Contrôleur de la page d'accueil</text:p>
      <text:p text:style-name="P1"><text:s text:c="4"/>/models<text:tab/><text:tab/><text:tab/><text:tab/><text:tab/><text:tab/><text:tab/><text:tab/>Le M de MVC, le coeur de l'application</text:p>
      <text:p text:style-name="P1"><text:s text:c="4"/>/www<text:tab/><text:tab/><text:tab/><text:tab/><text:tab/><text:tab/><text:tab/><text:tab/>Le V de MVC, les fichiers statiques (CSS, JS, images, fonts, etc.)</text:p>
      <text:p text:style-name="P1"><text:s text:c="4"/><text:tab/>/css<text:tab/><text:tab/><text:tab/><text:tab/><text:tab/><text:tab/><text:tab/>Feuilles de styles CSS</text:p>
      <text:p text:style-name="P1"><text:s text:c="8"/>/fonts<text:tab/><text:tab/><text:tab/><text:tab/><text:tab/><text:tab/><text:tab/>Polices de caractères</text:p>
      <text:p text:style-name="P1"><text:s text:c="8"/>/images<text:tab/><text:tab/><text:tab/><text:tab/><text:tab/><text:tab/><text:tab/>Images</text:p>
      <text:p text:style-name="P1"><text:s text:c="8"/>/js<text:tab/><text:tab/><text:tab/><text:tab/><text:tab/><text:tab/><text:tab/><text:tab/>Code source JavaScript</text:p>
      <text:p text:style-name="P1"><text:s text:c="8"/><text:tab/>/classes<text:tab/><text:tab/><text:tab/><text:tab/><text:tab/>Classes (code source orienté objet)</text:p>
      <text:p text:style-name="P1"><text:s text:c="8"/>HomeView.phtml<text:tab/><text:tab/><text:tab/><text:tab/><text:tab/>Template interne de la page d'accueil</text:p>
      <text:p text:style-name="P1"><text:s text:c="8"/>LayoutView.phtml<text:tab/><text:tab/><text:tab/><text:tab/>Template global</text:p>
      <text:p text:style-name="P1">/library<text:tab/><text:tab/><text:tab/><text:tab/> <text:s text:c="6"/>Code source générique, réutilisable dans d'autres projets</text:p>
      <text:p text:style-name="P1"><text:tab/>Database.class.php<text:tab/><text:tab/><text:tab/><text:tab/>Classe d'accès à la base de données</text:p>
      <text:p text:style-name="P1">index.php<text:tab/><text:tab/><text:tab/><text:tab/><text:tab/><text:tab/><text:tab/><text:tab/>Code principal</text:p>
      <text:p text:style-name="P1"/>
      <text:p text:style-name="P1"/>
      <text:p text:style-name="P1"/>
      <text:p text:style-name="P1">D'autres dossiers et fichiers vont apparaître au fur et à mesure dans le dossier "application"</text:p>
      <text:p text:style-name="P1"/>
      <text:p text:style-name="P1"/>
      <text:p text:style-name="P1"><text:soft-page-break/></text:p>
      <text:p text:style-name="P1">Liens intéressants</text:p>
      <text:p text:style-name="P1">------------------</text:p>
      <text:p text:style-name="P1"/>
      <text:p text:style-name="P1">- Upload de fichiers en PHP :</text:p>
      <text:p text:style-name="P1"><text:s text:c="2"/>http://www.php.net/manual/en/features.file-upload.post-method.php</text:p>
      <text:p text:style-name="P1"/>
      <text:p text:style-name="P1">- Veille Intégration HTML/CSS et JavaScript :</text:p>
      <text:p text:style-name="P1"><text:s text:c="2"/>https://uptodate.frontendrescue.org/</text:p>
      <text:p text:style-name="P1"/>
      <text:p text:style-name="P1">- UX Design :</text:p>
      <text:p text:style-name="P1"><text:s text:c="2"/>http://www.eyrolles.com/Informatique/Livre/design-d-experience-utilisateur-9782212141764</text:p>
      <text:p text:style-name="P1"/>
      <text:p text:style-name="P1">- Learning PHP, MySQL and JavaScript :</text:p>
      <text:p text:style-name="P1"><text:s text:c="2"/>http://shop.oreilly.com/product/0636920036463.do</text:p>
      <text:p text:style-name="P1"><text:s text:c="2"/>http://www.amazon.com/Learning-PHP-MySQL-JavaScript-Javascript/dp/1491918667</text:p>
      <text:p text:style-name="P1"/>
      <text:p text:style-name="P1">- OWASP :</text:p>
      <text:p text:style-name="P1"><text:s text:c="2"/>https://www.owasp.org/index.php/Category:OWASP_Top_Ten_Project</text:p>
      <text:p text:style-name="P1"/>
      <text:list xml:id="list252713086098911627" text:style-name="WWNum4">
        <text:list-item>
          <text:p text:style-name="P4"><text:a xlink:type="simple" xlink:href="http://php.net/manual/fr/session.examples.basic.php" text:style-name="Internet_20_link" text:visited-style-name="Visited_20_Internet_20_Link"><text:span text:style-name="T2">http://php.net/manual/fr/session.examples.basic.php</text:span></text:a></text:p>
        </text:list-item>
      </text:list>
      <text:p text:style-name="P1"><text:soft-page-break/></text:p>
      <text:p text:style-name="P1"/>
      <text:p text:style-name="P1"/>
      <text:p text:style-name="P1">Syntaxes SQL</text:p>
      <text:p text:style-name="P1">------------</text:p>
      <text:p text:style-name="P1"/>
      <text:p text:style-name="P1">UPDATE NomTable</text:p>
      <text:p text:style-name="P1"><text:tab/>SET NomColonne1 = ValeurColonne1, NomColonne2 = ValeurColonne2, ...</text:p>
      <text:p text:style-name="P1"><text:tab/>WHERE Condition</text:p>
      <text:p text:style-name="P1"/>
      <text:p text:style-name="P1"/>
      <text:p text:style-name="P1">DELETE FROM NomTable</text:p>
      <text:p text:style-name="P1"><text:tab/>WHERE Conditio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ext:span text:style-name="T1">MVC Documentation :</text:span></text:p>
      <text:p text:style-name="P1"/>
      <text:p text:style-name="P1"><text:span text:style-name="T1">Routing System :</text:span></text:p>
      <text:p text:style-name="P9">Lorsque je fais une requête à une page php (en appuyant sur un bouton, ou en redirigeant): </text:p>
      <text:p text:style-name="P9">Le MVC appelle index.php en lui envoyant la route du fichier demandé en get de l’url</text:p>
      <text:p text:style-name="P1"><text:span text:style-name="T1">Exemple : </text:span></text:p>
      <text:p text:style-name="P9">Je veux accéder à la page user, ma route ressemble à :</text:p>
      <text:p text:style-name="P10"><text:span text:style-name="T1">Restaurant/application/index.php/user/login</text:span></text:p>
      <text:p text:style-name="P9">Dans mon dossier user/login j’ai ma page php LoginController.php</text:p>
      <text:p text:style-name="P1"><text:tab/>Dans mon dossier models/user j’ai ma class UserModel.php</text:p>
      <text:p text:style-name="P1"><text:tab/>Dans mon dossier www/user j’ai ma vue UserView.phtml</text:p>
      <text:p text:style-name="P1"/>
      <text:p text:style-name="P1"><text:span text:style-name="T1">MicroKernel</text:span> est une classe qui initialise les différents besoin de l’application (path &amp; autoload)</text:p>
      <text:p text:style-name="P1"><text:span text:style-name="T1">FrontController</text:span> est la classe qui instancie le modèle demandé par l’utilisateur ainsi que le controlleur demandé et qui include la vue correspondante.</text:p>
      <text:p text:style-name="P1"><text:span text:style-name="T1">FrontController</text:span> utilise une méthode de transit de données en tableau associatif, ce tableau se trouve dans FrontController et s’appelle <text:span text:style-name="T1">viewData</text:span>.</text:p>
      <text:p text:style-name="P1">A chaque fois qu’une vue est appelée, FrontController utilise la fonction <text:span text:style-name="T1">extract() </text:span>sur le controlleur et include la vue.</text:p>
      <text:p text:style-name="P1">La fonction extract() permet “d’éclater” les variables présentent dans le tableau associatif et d’y avoir accès sous forme de variables uniques au sein de la vue.</text:p>
      <text:p text:style-name="P1"><text:soft-page-break/></text:p>
      <text:p text:style-name="P1">HomeController &amp; HomeView sont déjà implémentées au projet, FrontController créé ce couple Controller/Vue lorsqu’aucune requête n’est reçue par le routeur. <text:span text:style-name="T1">C’est la vue par défaut de notre projet.</text:span></text:p>
      <text:p text:style-name="P1"/>
      <text:p text:style-name="P1"><text:span text:style-name="T1">/!\ /!\ /!\ /!\ /!\ /!\ /!\ /!\ /!\ /!\ /!\ /!\ /!\ /!\ /!\ /!\ /!\ /!\ /!\ /!\ /!\ /!\ /!\ /!\ /!\ /!\ /!\ /!\ /!\ /!\ /!\ /!\ /!\ /!\ </text:span></text:p>
      <text:p text:style-name="P1"><text:span text:style-name="T1">index.php sert ici de routing système, à chaque fois qu’une requête est effectuée, index.php crée une nouvelle instance de MicroKernel, qui va réinitialiser les chemins correspondants. index.php crée ensuite une instance de FrontController et lui applique l’autoload pour que la fonction LoadClass() soit appelée à chaque requête.</text:span></text:p>
      <text:p text:style-name="P2"/>
      <text:p text:style-name="P1">La fonction LoadClass() est une classe qui vérifie le nom du dossier de la requête demandée et instancie soit un controller, soit un modèle suivant le suffixe donné.</text:p>
      <text:p text:style-name="P1"/>
      <text:p text:style-name="P1">La classe <text:span text:style-name="T1">HTTP </text:span>indique au moment de la requête si la demande effectuée est un GET ou un POST.</text:p>
      <text:p text:style-name="P1"/>
      <text:p text:style-name="P1">Lorsque vous postez quelque chose la classe<text:span text:style-name="T1"> HTTP </text:span>indique que la demande effectuée est un POST, sinon c’est un GET.</text:p>
      <text:p text:style-name="P1"/>
      <text:p text:style-name="P2"/>
      <text:p text:style-name="P2"/>
      <text:p text:style-name="P2"/>
      <text:p text:style-name="P1"><text:span text:style-name="T1">Création d’un nouveau modèle</text:span></text:p>
      <text:p text:style-name="P1"><text:span text:style-name="T1"><text:tab/></text:span>Votre modèle doit scrupuleusement respecter l'appellation suivante :</text:p>
      <text:p text:style-name="P1"><text:tab/><text:tab/>xxxModel.class.php</text:p>
      <text:p text:style-name="P1"><text:tab/>Le modèle doit être placé dans le dossier application/models</text:p>
      <text:p text:style-name="P1"><text:span text:style-name="T1">Création d’un nouveau controller</text:span></text:p>
      <text:p text:style-name="P1"><text:span text:style-name="T1"><text:tab/></text:span>Votre controller doit scrupuleusement respecter l'appellation suivante :</text:p>
      <text:p text:style-name="P1"><text:soft-page-break/><text:tab/><text:tab/>XxxController.class.php</text:p>
      <text:p text:style-name="P1"><text:tab/>Le contrôleur doit être placé dans le dossier application/controllers/xxx/</text:p>
      <text:p text:style-name="P1"><text:span text:style-name="T1">Création d’une nouvelle vue</text:span></text:p>
      <text:p text:style-name="P1"><text:span text:style-name="T1"><text:tab/></text:span>Votre vue doit scrupuleusement respecter l'appellation suivante :</text:p>
      <text:p text:style-name="P1"><text:tab/><text:tab/>XxxView.phtml</text:p>
      <text:p text:style-name="P1"><text:tab/>Le vue doit être placée dans le dossier application/www/xxx/</text:p>
      <text:p text:style-name="P1"/>
      <text:p text:style-name="P1"/>
      <text:p text:style-name="P1"><text:span text:style-name="T1">Le nom de dossier doit etre en minuscule</text:span></text:p>
      <text:p text:style-name="P1"><text:span text:style-name="T1">Le nom de vos fichiers doit comporter une majuscule au début, exemple :</text:span></text:p>
      <text:p text:style-name="P2"/>
      <text:p text:style-name="P1"><text:span text:style-name="T5">Pour ma page signup :</text:span></text:p>
      <text:p text:style-name="P2"/>
      <text:p text:style-name="P1"><text:span text:style-name="T1">Je crée un dossier en minuscule :</text:span></text:p>
      <text:p text:style-name="P9">application/controllers/signup</text:p>
      <text:p text:style-name="P11"><text:span text:style-name="T1">Je crée un controlleur avec la 1ere lettre en majuscule :</text:span></text:p>
      <text:p text:style-name="P11"><text:tab/>application/controllers/signup/SignupController.class.php (“Controller” doit comporter une maj également)</text:p>
      <text:p text:style-name="P11"/>
      <text:p text:style-name="P11"><text:span text:style-name="T1">Je crée une vue qui suit exactement le même schéma que le controlleur :</text:span></text:p>
      <text:p text:style-name="P11"><text:span text:style-name="T1"><text:tab/>Je crée un dossier en minuscule (dans www pour les vues) :</text:span></text:p>
      <text:p text:style-name="P9">application/www/signup</text:p>
      <text:p text:style-name="P1"><text:soft-page-break/><text:span text:style-name="T1">Je crée un controlleur avec la 1ere lettre en majuscule :</text:span></text:p>
      <text:p text:style-name="P1"><text:tab/>application/www/signup/SignupView.phtml (“View” doit comporter une maj également)</text:p>
      <text:p text:style-name="P1"/>
      <text:p text:style-name="P1"/>
      <text:p text:style-name="P1">Lorsqu’on fait une requête à une controlleur, on doit spécifier le chemin entier</text:p>
      <text:p text:style-name="P1">Restaurant/application/index.php/</text:p>
      <text:p text:style-name="P1"/>
      <text:p text:style-name="P1">Ce chemin est spécifié dans une variable crée par FrontController et extracted dans chaque vue appelée, elle se nomme $requestUrl</text:p>
      <text:p text:style-name="P1"/>
      <text:p text:style-name="P1"><text:span text:style-name="T1">L’url pour une requête est donc la suivante : </text:span></text:p>
      <text:p text:style-name="P9"><text:span text:style-name="T1">href="&lt;?= $requestUrl ?&gt;/signup</text:span></text:p>
      <text:p text:style-name="P1"/>
      <text:p text:style-name="P1">Le chemin pour les fichiers médias est le suivant :</text:p>
      <text:p text:style-name="P1">Restaurant/application/www/</text:p>
      <text:p text:style-name="P1"/>
      <text:p text:style-name="P1">Il est spécifié dans la variable $wwwUrl, également extracted par le FrontController</text:p>
      <text:p text:style-name="P1">Liste des pages : </text:p>
      <text:list xml:id="list5808316979740970697" text:style-name="WWNum5">
        <text:list-item>
          <text:p text:style-name="P5">Home</text:p>
        </text:list-item>
        <text:list-item>
          <text:p text:style-name="P5">Signup</text:p>
        </text:list-item>
        <text:list-item>
          <text:p text:style-name="P5">Login</text:p>
        </text:list-item>
        <text:list-item>
          <text:p text:style-name="P5">Booking</text:p>
        </text:list-item>
        <text:list-item>
          <text:p text:style-name="P5"><text:soft-page-break/>Order</text:p>
        </text:list-item>
        <text:list-item>
          <text:p text:style-name="P5">Payment</text:p>
        </text:list-item>
        <text:list-item>
          <text:p text:style-name="P5">Admin si on a le temps</text:p>
        </text:list-item>
      </text:list>
      <text:p text:style-name="P1"/>
      <text:p text:style-name="P1"/>
      <text:p text:style-name="P1"/>
      <text:p text:style-name="P1"/>
      <text:p text:style-name="P1"/>
      <text:p text:style-name="P1"><text:span text:style-name="T1">SignUpController steps : </text:span></text:p>
      <text:list xml:id="list82264597788381075" text:style-name="WWNum2">
        <text:list-item>
          <text:p text:style-name="P6">Créer une table Users dans la BDD</text:p>
        </text:list-item>
        <text:list-item>
          <text:p text:style-name="P6">Créer un modèle User dans le MVC</text:p>
        </text:list-item>
        <text:list-item>
          <text:p text:style-name="P6">Ecrire une fonction (dans le modèle User) qui ajoute un User sur la BDD</text:p>
        </text:list-item>
        <text:list-item>
          <text:p text:style-name="P6">Créer un controller SignUp controller qui affiche le form en GET et insert un user en POST (je rappelle que les fonctions GET et POST se trouvent sur le même controlleur)</text:p>
        </text:list-item>
      </text:list>
      <text:p text:style-name="P1"/>
      <text:p text:style-name="P1"/>
      <text:p text:style-name="P1"/>
      <text:p text:style-name="P1"/>
      <text:p text:style-name="P1"/>
      <text:p text:style-name="P1"/>
      <text:p text:style-name="P1"/>
      <text:p text:style-name="P1"><text:span text:style-name="T1">Etapes supplémentaires : </text:span></text:p>
      <text:p text:style-name="P2"><text:soft-page-break/></text:p>
      <text:list xml:id="list311940773624274643" text:style-name="WWNum3">
        <text:list-item>
          <text:p text:style-name="P7">Notifications de panier vide ou rempli (avec nombre d’articles dans le panier dans la notification)</text:p>
        </text:list-item>
        <text:list-item>
          <text:p text:style-name="P7">Ajouter une carte de fidélité, gagne 5 points (en euros) tous les 10e de commande, au moment d’une commande, le système demande à l’utilisateur s’il veut utiliser ses points (1pt = 1€) pour déduire le prix de la commande (et retirer ses points de fidélité), l’utilisateur peut accepter ou refuser.</text:p>
        </text:list-item>
      </text:list>
      <text:p text:style-name="P1"/>
      <text:p text:style-name="P1"/>
      <text:p text:style-name="P1"/>
      <text:p text:style-name="P2"/>
      <text:p text:style-name="P2"/>
      <text:p text:style-name="P1"><text:span text:style-name="T1">Ajax Post panier localStorage :</text:span></text:p>
      <text:p text:style-name="P2"/>
      <text:list xml:id="list1677264106705115278" text:style-name="WWNum1">
        <text:list-item>
          <text:p text:style-name="P8"><text:span text:style-name="T1">On utilise $.post parce qu’on a besoin d’envoyer un JSON complexe, pas juste des inputs</text:span></text:p>
        </text:list-item>
        <text:list-item>
          <text:p text:style-name="P8"><text:span text:style-name="T1">Une fois dans votre recapController → JUSTE INSERER SUR LA BASE DE DONNEES LA COMMANDE RECUPEREE</text:span></text:p>
        </text:list-item>
        <text:list-item>
          <text:p text:style-name="P8"><text:span text:style-name="T1">ENSUITE vous renvoyez l’ID de la commande que vous venez de créer à ajax</text:span></text:p>
        </text:list-item>
        <text:list-item>
          <text:p text:style-name="P8"><text:span text:style-name="T1">Dans la fonction de retour AJAX, je reçois l’id de la commande en paramètre (en js)</text:span></text:p>
        </text:list-item>
        <text:list-item>
          <text:p text:style-name="P8"><text:span text:style-name="T1">Et cette fois ci, je modifie l’url pour aller sur la page validation?id=id</text:span></text:p>
        </text:list-item>
        <text:list-item>
          <text:p text:style-name="P8"><text:span text:style-name="T1">Window.location doit être utilisé pour changer de page</text:span></text:p>
        </text:list-item>
        <text:list-item>
          <text:p text:style-name="P8"><text:span text:style-name="T1">Un controller validationController qui affichera la commande + le customer EN SE BASANT sur l’id qu’on a recu (je peux faire un SELECT WHERE id = ?)</text:span></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24" meta:word-count="1105" meta:character-count="7598" meta:non-whitespace-character-count="6427"/>
    <meta:generator>LibreOfficeDev/5.1.0.3$Linux_X86_64 LibreOffice_project/</meta:generator>
  </office:meta>
</office:document-meta>
</file>